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63cm" table:align="left"/>
    </style:style>
    <style:style style:name="Table1.A" style:family="table-column">
      <style:table-column-properties style:column-width="0.372cm"/>
    </style:style>
    <style:style style:name="Table1.B" style:family="table-column">
      <style:table-column-properties style:column-width="2.25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835cm" table:align="left"/>
    </style:style>
    <style:style style:name="Table2.A" style:family="table-column">
      <style:table-column-properties style:column-width="0.372cm"/>
    </style:style>
    <style:style style:name="Table2.B" style:family="table-column">
      <style:table-column-properties style:column-width="5.46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line-through-style="none" style:text-line-through-type="none" fo:font-weight="normal" officeooo:rsid="0028b646" officeooo:paragraph-rsid="0028b646" style:font-weight-asian="normal" style:font-weight-complex="normal"/>
    </style:style>
    <style:style style:name="P2" style:family="paragraph" style:parent-style-name="Standard">
      <style:text-properties style:text-line-through-style="none" style:text-line-through-type="none" fo:font-weight="normal" officeooo:rsid="0028b646" officeooo:paragraph-rsid="00330ab0" style:font-weight-asian="normal" style:font-weight-complex="normal"/>
    </style:style>
    <style:style style:name="P3" style:family="paragraph" style:parent-style-name="Standard">
      <style:text-properties style:text-line-through-style="none" style:text-line-through-type="none" fo:font-weight="normal" officeooo:rsid="002974ff" officeooo:paragraph-rsid="002974ff" style:font-weight-asian="normal" style:font-weight-complex="normal"/>
    </style:style>
    <style:style style:name="P4" style:family="paragraph" style:parent-style-name="Standard">
      <style:text-properties style:text-line-through-style="none" style:text-line-through-type="none" fo:font-weight="normal" officeooo:rsid="002d292a" officeooo:paragraph-rsid="002d292a" style:font-weight-asian="normal" style:font-weight-complex="normal"/>
    </style:style>
    <style:style style:name="P5" style:family="paragraph" style:parent-style-name="Standard">
      <style:text-properties style:text-line-through-style="none" style:text-line-through-type="none" fo:font-weight="normal" officeooo:rsid="002efc53" officeooo:paragraph-rsid="002efc53" style:font-weight-asian="normal" style:font-weight-complex="normal"/>
    </style:style>
    <style:style style:name="P6" style:family="paragraph" style:parent-style-name="Standard">
      <style:text-properties style:text-line-through-style="none" style:text-line-through-type="none" fo:font-weight="normal" officeooo:rsid="00330ab0" officeooo:paragraph-rsid="00330ab0" style:font-weight-asian="normal" style:font-weight-complex="normal"/>
    </style:style>
    <style:style style:name="P7" style:family="paragraph" style:parent-style-name="Standard">
      <style:text-properties style:text-line-through-style="none" style:text-line-through-type="none" fo:font-weight="normal" officeooo:rsid="002ff266" officeooo:paragraph-rsid="002ff266" style:font-weight-asian="normal" style:font-weight-complex="normal"/>
    </style:style>
    <style:style style:name="P8" style:family="paragraph" style:parent-style-name="Standard">
      <style:text-properties style:text-line-through-style="none" style:text-line-through-type="none" fo:font-weight="normal" officeooo:rsid="00350703" officeooo:paragraph-rsid="00350703" style:font-weight-asian="normal" style:font-weight-complex="normal"/>
    </style:style>
    <style:style style:name="P9" style:family="paragraph" style:parent-style-name="Standard">
      <style:text-properties style:text-line-through-style="none" style:text-line-through-type="none" fo:font-weight="normal" officeooo:rsid="00367c5f" officeooo:paragraph-rsid="00350703" style:font-weight-asian="normal" style:font-weight-complex="normal"/>
    </style:style>
    <style:style style:name="P10" style:family="paragraph" style:parent-style-name="Standard">
      <style:text-properties style:text-line-through-style="none" style:text-line-through-type="none" fo:font-weight="bold" officeooo:rsid="0028b646" officeooo:paragraph-rsid="0028b646" style:font-weight-asian="bold" style:font-weight-complex="bold"/>
    </style:style>
    <style:style style:name="P11" style:family="paragraph" style:parent-style-name="Standard">
      <style:text-properties style:text-line-through-style="none" style:text-line-through-type="none" fo:font-weight="bold" officeooo:rsid="002974ff" officeooo:paragraph-rsid="002974ff" style:font-weight-asian="bold" style:font-weight-complex="bold"/>
    </style:style>
    <style:style style:name="P12" style:family="paragraph" style:parent-style-name="Standard">
      <style:text-properties style:text-line-through-style="none" style:text-line-through-type="none" fo:font-weight="bold" officeooo:rsid="002ff266" officeooo:paragraph-rsid="002ff266" style:font-weight-asian="bold" style:font-weight-complex="bold"/>
    </style:style>
    <style:style style:name="P13" style:family="paragraph" style:parent-style-name="Standard">
      <style:text-properties style:text-line-through-style="none" style:text-line-through-type="none" fo:font-weight="bold" officeooo:rsid="00350703" officeooo:paragraph-rsid="00350703" style:font-weight-asian="bold" style:font-weight-complex="bold"/>
    </style:style>
    <style:style style:name="P14" style:family="paragraph" style:parent-style-name="Standard">
      <style:text-properties officeooo:paragraph-rsid="002974ff"/>
    </style:style>
    <style:style style:name="P15" style:family="paragraph" style:parent-style-name="Standard">
      <style:text-properties style:text-line-through-style="none" style:text-line-through-type="none" fo:font-weight="normal" officeooo:rsid="00367c5f" officeooo:paragraph-rsid="00350703" style:font-weight-asian="normal" style:font-weight-complex="normal"/>
    </style:style>
    <style:style style:name="P16" style:family="paragraph" style:parent-style-name="Text_20_body">
      <style:text-properties style:text-line-through-style="none" style:text-line-through-type="none" fo:font-weight="normal" officeooo:rsid="00367c5f" officeooo:paragraph-rsid="00350703" style:font-weight-asian="normal" style:font-weight-complex="normal"/>
    </style:style>
    <style:style style:name="P17" style:family="paragraph" style:parent-style-name="Text_20_body">
      <style:paragraph-properties fo:margin-top="0.318cm" fo:margin-bottom="0.318cm" loext:contextual-spacing="false" style:line-height-at-least="0.397cm"/>
      <style:text-properties fo:font-size="9pt"/>
    </style:style>
    <style:style style:name="P18" style:family="paragraph" style:parent-style-name="Table_20_Contents">
      <style:paragraph-properties style:line-height-at-least="0.397cm"/>
      <style:text-properties fo:font-size="9pt"/>
    </style:style>
    <style:style style:name="T1" style:family="text">
      <style:text-properties style:text-line-through-style="none" style:text-line-through-type="none" fo:font-weight="normal" officeooo:rsid="002974ff" style:font-weight-asian="normal" style:font-weight-complex="normal"/>
    </style:style>
    <style:style style:name="T2" style:family="text">
      <style:text-properties style:text-line-through-style="none" style:text-line-through-type="none" fo:font-weight="normal" officeooo:rsid="002d292a" style:font-weight-asian="normal" style:font-weight-complex="normal"/>
    </style:style>
    <style:style style:name="T3" style:family="text">
      <style:text-properties officeooo:rsid="002d292a"/>
    </style:style>
    <style:style style:name="T4" style:family="text">
      <style:text-properties officeooo:rsid="00330ab0"/>
    </style:style>
    <style:style style:name="T5" style:family="text">
      <style:text-properties fo:color="#a64d7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eps take to do the initial setup of Django</text:p>
      <text:p text:style-name="P10"/>
      <text:p text:style-name="P1">1. Create the workspace folder if it doesn’t already exist</text:p>
      <text:p text:style-name="P1">2. cd into this folder and create the virtualenv “python3 -m venv myprojectenv”</text:p>
      <text:p text:style-name="P1">3. Activate the virtualenv “source bin/activate”</text:p>
      <text:p text:style-name="P1">3. Upgrade pip and install django</text:p>
      <text:p text:style-name="P2"><text:tab/><text:span text:style-name="T4">a. pip install --upgrade pip</text:span></text:p>
      <text:p text:style-name="P6"><text:tab/>b. pip install django~=1.11.0</text:p>
      <text:p text:style-name="P1"/>
      <text:p text:style-name="P1">4. Create the project inside myprojectenv folder : “django-admin.py startproject myproject”</text:p>
      <text:p text:style-name="P1">5. cd into myproject</text:p>
      <text:p text:style-name="P1">6. Create an app inside this folder: “python manage.py startapp myapp”</text:p>
      <text:p text:style-name="P3">7. inside myproject/myproject/settings.py add “myapp” to the INSTALLED_APPS section</text:p>
      <text:p text:style-name="P1"/>
      <text:p text:style-name="P11">Configuring “myapp”</text:p>
      <text:p text:style-name="P11"/>
      <text:p text:style-name="P3">1. cd into myproject folder</text:p>
      <text:p text:style-name="P3">2. configure models.py inside myapp folder as needed</text:p>
      <text:p text:style-name="P4">3. do migrations for all existing django apps/ modules: “python manage.py migrate”</text:p>
      <text:p text:style-name="P14"><text:span text:style-name="T2">4</text:span><text:span text:style-name="T1">. prepare database </text:span>migration file<text:span text:style-name="T1">: “python manage.py makemigrations myapp”</text:span></text:p>
      <text:p text:style-name="P3"><text:span text:style-name="T3">5</text:span>. do database migrations: “python manage.py migrate myapp”</text:p>
      <text:p text:style-name="P5">6. create super user for myproject: “python manage.py createsuperuser”</text:p>
      <text:p text:style-name="P3"/>
      <text:p text:style-name="P12">Add myprojectenv to PyDev</text:p>
      <text:p text:style-name="P12"/>
      <text:p text:style-name="P7">Follow “HOWTO: Run Django in PyDev.odt” to do this</text:p>
      <text:p text:style-name="P7"/>
      <text:p text:style-name="P13">Cloning github django project</text:p>
      <text:p text:style-name="P8"/>
      <text:p text:style-name="P8">pip install -r requirements.txt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6">Next, add this package to your <text:span text:style-name="T5">requirements.txt</text:span> file, so that both the production environment and the development environment on your local machine will use it. Recall that you can check the packages used by the current environment with</text:p>
      <text:section text:style-name="Sect1" text:name="crayon-57cc2082b60ee859009204">
        <text:p text:style-name="P17">$ pip freeze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8">1</text:p>
            </table:table-cell>
            <table:table-cell table:style-name="Table1.A1" office:value-type="string">
              <text:section text:style-name="Sect1" text:name="crayon-57cc2082b60ee859009204-1">
                <text:p text:style-name="Table_20_Contents">$ pip freeze</text:p>
              </text:section>
            </table:table-cell>
          </table:table-row>
        </table:table>
      </text:section>
      <text:p text:style-name="Text_20_body">You will see that you have installed <text:span text:style-name="T5">celery</text:span>, <text:span text:style-name="T5">pytz</text:span>, <text:span text:style-name="T5">billiard</text:span>, <text:span text:style-name="T5">kombu</text:span>, <text:span text:style-name="T5">anyjson</text:span> and <text:span text:style-name="T5">amqp</text:span>. Write them all on your requirements file. You can also write them directly by using</text:p>
      <text:section text:style-name="Sect1" text:name="crayon-57cc2082b60f4182496842">
        <text:p text:style-name="P17">$ pip freeze &gt; requirements.txt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1</text:p>
            </table:table-cell>
            <table:table-cell table:style-name="Table2.A1" office:value-type="string">
              <text:section text:style-name="Sect1" text:name="crayon-57cc2082b60f4182496842-1">
                <text:p text:style-name="Table_20_Contents">$ pip freeze &gt; requirements.txt</text:p>
              </text:section>
            </table:table-cell>
          </table:table-row>
        </table:table>
      </text:section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9:40:57.668919448</meta:creation-date>
    <dc:date>2017-07-08T17:05:43.764930767</dc:date>
    <meta:editing-duration>PT7H41S</meta:editing-duration>
    <meta:editing-cycles>42</meta:editing-cycles>
    <meta:generator>LibreOffice/5.1.6.2$Linux_X86_64 LibreOffice_project/10m0$Build-2</meta:generator>
    <meta:document-statistic meta:table-count="2" meta:image-count="0" meta:object-count="0" meta:page-count="2" meta:paragraph-count="30" meta:word-count="248" meta:character-count="1597" meta:non-whitespace-character-count="1378"/>
  </office:meta>
</office:document-meta>
</file>